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858f"/>
    </style:style>
    <style:style style:name="P2" style:family="paragraph" style:parent-style-name="Standard">
      <style:text-properties officeooo:rsid="0008858f" officeooo:paragraph-rsid="0008858f"/>
    </style:style>
    <style:style style:name="T1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 you or have you ever menstruated?</text:span></text:p>
      <text:p text:style-name="P1"><text:span text:style-name="T1"/></text:p>
      <text:p text:style-name="P1"><text:span text:style-name="T1">If you have menstruated in the past but do not currently menstruate, please give your reason(s):</text:span></text:p>
      <text:p text:style-name="P1"/>
      <text:p text:style-name="P2">Coded</text:p>
      <text:p text:style-name="P2"/>
      <text:p text:style-name="P2"><text:span text:style-name="T1">How old are you?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7:38:34.168797792</meta:creation-date>
    <dc:date>2018-06-12T17:39:46.475217105</dc:date>
    <meta:editing-duration>PT1M12S</meta:editing-duration>
    <meta:editing-cycles>1</meta:editing-cycles>
    <meta:document-statistic meta:table-count="0" meta:image-count="0" meta:object-count="0" meta:page-count="1" meta:paragraph-count="4" meta:word-count="28" meta:character-count="153" meta:non-whitespace-character-count="129"/>
    <meta:generator>LibreOffice/5.1.6.2$Linux_X86_64 LibreOffice_project/10m0$Build-2</meta:generator>
  </office:meta>
</office:document-meta>
</file>